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2319in"/>
    </style:style>
    <style:style style:name="Table1.B" style:family="table-column">
      <style:table-column-properties style:column-width="4.6931in"/>
    </style:style>
    <style:style style:name="Table1.A1" style:family="table-cell">
      <style:table-cell-properties style:vertical-align="middle" fo:padding="0.0194in" fo:border="none"/>
    </style:style>
    <style:style style:name="Table2" style:family="table">
      <style:table-properties style:width="5.6875in" table:align="left"/>
    </style:style>
    <style:style style:name="Table2.A" style:family="table-column">
      <style:table-column-properties style:column-width="0.9007in"/>
    </style:style>
    <style:style style:name="Table2.B" style:family="table-column">
      <style:table-column-properties style:column-width="4.7868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text-properties style:text-position="-33% 80%"/>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text-properties fo:font-weight="bold" style:font-weight-asian="bold" style:font-weight-complex="bold"/>
    </style:style>
    <style:style style:name="P11" style:family="paragraph" style:parent-style-name="Text_20_body">
      <style:text-properties fo:color="#3333ff" fo:font-weight="bold" style:font-weight-asian="bold" style:font-weight-complex="bold"/>
    </style:style>
    <style:style style:name="P12" style:family="paragraph" style:parent-style-name="Text_20_body">
      <style:paragraph-properties fo:text-align="center" style:justify-single-word="false"/>
      <style:text-properties fo:color="#0000cc"/>
    </style:style>
    <style:style style:name="P13" style:family="paragraph" style:parent-style-name="Text_20_body">
      <style:paragraph-properties fo:text-align="end" style:justify-single-word="false"/>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Heading_20_1">
      <style:paragraph-properties fo:text-align="center" style:justify-single-word="false"/>
      <style:text-properties fo:color="#0000cc" style:font-name="DejaVu Sans Mono" fo:font-style="italic" style:text-underline-style="none" style:font-style-asian="italic" style:font-style-complex="italic"/>
    </style:style>
    <style:style style:name="P21" style:family="paragraph" style:parent-style-name="Preformatted_20_Text">
      <style:paragraph-properties fo:margin-top="0in" fo:margin-bottom="0.1965in" loext:contextual-spacing="false"/>
    </style:style>
    <style:style style:name="P22" style:family="paragraph" style:parent-style-name="Preformatted_20_Text">
      <style:paragraph-properties fo:margin-top="0in" fo:margin-bottom="0.1965in" loext:contextual-spacing="false"/>
      <style:text-properties officeooo:paragraph-rsid="0016d718"/>
    </style:style>
    <style:style style:name="P23" style:family="paragraph" style:parent-style-name="Table_20_Heading">
      <style:text-properties fo:font-size="14pt" style:font-size-asian="14pt" style:font-size-complex="14pt"/>
    </style:style>
    <style:style style:name="T1" style:family="text">
      <style:text-properties style:text-position="-33% 80%"/>
    </style:style>
    <style:style style:name="T2" style:family="text">
      <style:text-properties fo:font-weight="bold" style:font-weight-asian="bold" style:font-weight-complex="bold"/>
    </style:style>
    <style:style style:name="T3" style:family="text">
      <style:text-properties fo:font-weight="bold" officeooo:rsid="0016d718" style:font-weight-asian="bold" style:font-weight-complex="bold"/>
    </style:style>
    <style:style style:name="T4" style:family="text">
      <style:text-properties officeooo:rsid="0016d718"/>
    </style:style>
    <style:style style:name="T5" style:family="text">
      <style:text-properties fo:font-weight="normal" officeooo:rsid="0016d718" style:font-weight-asian="normal" style:font-weight-complex="normal"/>
    </style:style>
    <style:style style:name="T6" style:family="text">
      <style:text-properties fo:font-size="14pt" fo:font-weight="bold" officeooo:rsid="0016d718" style:font-size-asian="14pt" style:font-weight-asian="bold" style:font-size-complex="14pt" style:font-weight-complex="bold"/>
    </style:style>
    <style:style style:name="T7" style:family="text">
      <style:text-properties fo:font-size="15pt" fo:font-weight="bold" officeooo:rsid="0016d718" style:font-size-asian="15pt" style:font-weight-asian="bold" style:font-size-complex="15pt" style:font-weight-complex="bold"/>
    </style:style>
    <style:style style:name="T8" style:family="text">
      <style:text-properties fo:color="#0000ff" fo:font-size="15pt" fo:font-weight="bold" officeooo:rsid="0016d718" style:font-size-asian="15pt" style:font-weight-asian="bold" style:font-size-complex="15pt" style:font-weight-complex="bold"/>
    </style:style>
    <style:style style:name="T9" style:family="text">
      <style:text-properties fo:color="#0000ff" style:text-position="super 58%" fo:font-size="15pt" fo:font-weight="bold" officeooo:rsid="0016d718" style:font-size-asian="15pt" style:font-weight-asian="bold" style:font-size-complex="15pt" style:font-weight-complex="bold"/>
    </style:style>
    <style:style style:name="T10" style:family="text">
      <style:text-properties style:text-position="0% 10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eroku CLI</text:h>
      <text:p text:style-name="P12"/>
      <text:p text:style-name="P12"/>
      <text:p text:style-name="P13"><text:span text:style-name="T4">13</text:span> <text:span text:style-name="T4">April </text:span><text:s/>2018</text:p>
      <text:section text:style-name="Sect1" text:name="table-of-contents">
        <text:h text:style-name="Heading_20_3" text:outline-level="3">Table of Contents</text:h>
        <text:list xml:id="list2879229854723760311" text:style-name="L1">
          <text:list-item>
            <text:p text:style-name="P14"><text:a xlink:type="simple" xlink:href="https://devcenter.heroku.com/articles/heroku-cli#download-and-install" text:style-name="Internet_20_link" text:visited-style-name="Visited_20_Internet_20_Link"><text:span text:style-name="T2">Download and install</text:span></text:a></text:p>
          </text:list-item>
          <text:list-item>
            <text:p text:style-name="P14"><text:a xlink:type="simple" xlink:href="https://devcenter.heroku.com/articles/heroku-cli#other-installation-methods" text:style-name="Internet_20_link" text:visited-style-name="Visited_20_Internet_20_Link"><text:span text:style-name="T2">Other installation methods</text:span></text:a></text:p>
          </text:list-item>
          <text:list-item>
            <text:p text:style-name="P14"><text:a xlink:type="simple" xlink:href="https://devcenter.heroku.com/articles/heroku-cli#uninstalling-the-heroku-cli" text:style-name="Internet_20_link" text:visited-style-name="Visited_20_Internet_20_Link"><text:span text:style-name="T2">L</text:span></text:a><text:a xlink:type="simple" xlink:href="https://devcenter.heroku.com/articles/heroku-cli#verifying-your-installation" text:style-name="Internet_20_link" text:visited-style-name="Visited_20_Internet_20_Link"><text:span text:style-name="T2">Verifying your installation</text:span></text:a></text:p>
          </text:list-item>
          <text:list-item>
            <text:p text:style-name="P14"><text:a xlink:type="simple" xlink:href="https://devcenter.heroku.com/articles/heroku-cli#getting-started" text:style-name="Internet_20_link" text:visited-style-name="Visited_20_Internet_20_Link"><text:span text:style-name="T2">Getting started</text:span></text:a></text:p>
          </text:list-item>
          <text:list-item>
            <text:p text:style-name="P14"><text:a xlink:type="simple" xlink:href="https://devcenter.heroku.com/articles/heroku-cli#staying-up-to-date" text:style-name="Internet_20_link" text:visited-style-name="Visited_20_Internet_20_Link"><text:span text:style-name="T2">Staying up to date</text:span></text:a></text:p>
          </text:list-item>
          <text:list-item>
            <text:p text:style-name="P14"><text:a xlink:type="simple" xlink:href="https://devcenter.heroku.com/articles/heroku-cli#cli-architecture" text:style-name="Internet_20_link" text:visited-style-name="Visited_20_Internet_20_Link"><text:span text:style-name="T2">CLI architecture</text:span></text:a></text:p>
          </text:list-item>
          <text:list-item>
            <text:p text:style-name="P14"><text:a xlink:type="simple" xlink:href="https://devcenter.heroku.com/articles/heroku-cli#troubleshooting" text:style-name="Internet_20_link" text:visited-style-name="Visited_20_Internet_20_Link"><text:span text:style-name="T2">Troubleshooting</text:span></text:a></text:p>
          </text:list-item>
          <text:list-item>
            <text:p text:style-name="P1"><text:a xlink:type="simple" xlink:href="https://devcenter.heroku.com/articles/heroku-cli#uninstalling-the-heroku-cli" text:style-name="Internet_20_link" text:visited-style-name="Visited_20_Internet_20_Link"><text:span text:style-name="T2">Uninstalling the Heroku CI</text:span></text:a></text:p>
          </text:list-item>
        </text:list>
      </text:section>
      <text:p text:style-name="Text_20_body">The Heroku Command Line Interface (CLI) makes it easy to create and manage your Heroku apps directly from the terminal. It’s an essential part of using Heroku.</text:p>
      <text:h text:style-name="Heading_20_2" text:outline-level="2"><text:bookmark text:name="download-and-install"/><text:a xlink:type="simple" xlink:href="https://devcenter.heroku.com/articles/heroku-cli#download-and-install" text:style-name="Internet_20_link" text:visited-style-name="Visited_20_Internet_20_Link">Download and install</text:a></text:h>
      <text:p text:style-name="Text_20_body">macOS</text:p>
      <text:p text:style-name="P2">Also available via Homebrew:</text:p>
      <text:p text:style-name="P21"><text:span text:style-name="Source_20_Text"><text:span text:style-name="T4">$ </text:span></text:span><text:span text:style-name="Source_20_Text">brew install heroku/brew/heroku</text:span></text:p>
      <text:p text:style-name="P11">Windows</text:p>
      <text:p text:style-name="Text_20_body">Download the appropriate installer for your Windows installation:</text:p>
      <text:p text:style-name="Text_20_body">Ubuntu / Debian</text:p>
      <text:p text:style-name="Text_20_body">Run the following from your terminal:</text:p>
      <text:p text:style-name="P21"><text:span text:style-name="Source_20_Text"><text:span text:style-name="T3">$ </text:span></text:span><text:span text:style-name="Source_20_Text"><text:span text:style-name="T2">wget -qO- https://cli-assets.heroku.com/install-ubuntu.sh | sh</text:span></text:span></text:p>
      <text:p text:style-name="Text_20_body"><text:span text:style-name="T1">This version does not autoupdate and must be updated manually via </text:span><text:span text:style-name="Source_20_Text"><text:span text:style-name="T1">apt-get</text:span></text:span><text:span text:style-name="T1">. Use the </text:span><text:a xlink:type="simple" xlink:href="https://devcenter.heroku.com/articles/heroku-cli#standalone-installation" text:style-name="Internet_20_link" text:visited-style-name="Visited_20_Internet_20_Link"><text:span text:style-name="T1">standalone installation</text:span></text:a><text:span text:style-name="T1"> for an autoupdating version of the CLI.</text:span></text:p>
      <text:h text:style-name="Heading_20_2" text:outline-level="2"><text:bookmark text:name="other-installation-methods"/><text:soft-page-break/><text:a xlink:type="simple" xlink:href="https://devcenter.heroku.com/articles/heroku-cli#other-installation-methods" text:style-name="Internet_20_link" text:visited-style-name="Visited_20_Internet_20_Link">Other installation methods</text:a></text:h>
      <text:h text:style-name="Heading_20_3" text:outline-level="3"><text:bookmark text:name="ubuntu-snap"/><text:a xlink:type="simple" xlink:href="https://devcenter.heroku.com/articles/heroku-cli#ubuntu-snap" text:style-name="Internet_20_link" text:visited-style-name="Visited_20_Internet_20_Link">Ubuntu Snap</text:a></text:h>
      <text:p text:style-name="Text_20_body"/>
      <text:p text:style-name="P21"><text:span text:style-name="Source_20_Text"><text:span text:style-name="T3">$ </text:span></text:span><text:span text:style-name="Source_20_Text"><text:span text:style-name="T2">sudo snap install heroku --classic</text:span></text:span></text:p>
      <text:p text:style-name="Text_20_body"><text:a xlink:type="simple" xlink:href="https://snapcraft.io/" text:style-name="Internet_20_link" text:visited-style-name="Visited_20_Internet_20_Link">Snap is available on other Linux OS’s as well</text:a>.</text:p>
      <text:h text:style-name="Heading_20_3" text:outline-level="3"><text:bookmark text:name="standalone-installation"/><text:a xlink:type="simple" xlink:href="https://devcenter.heroku.com/articles/heroku-cli#standalone-installation" text:style-name="Internet_20_link" text:visited-style-name="Visited_20_Internet_20_Link">Standalone installation</text:a></text:h>
      <text:p text:style-name="Text_20_body">The standalone install is a simple tarball with a binary that is useful in scripted environments or where there is restricted access (non-sudo). These are sample instructions that can be modified to fit your environment. It contains its own node.js binary and will autoupdate like the above install methods.</text:p>
      <text:p text:style-name="Text_20_body">Download the tarball and extract it so that you can access the binary from your PATH. For example:</text:p>
      <text:p text:style-name="Text_20_body">Don’t just copy and paste! Some modification is required. (see below)</text:p>
      <text:p text:style-name="P21"><text:span text:style-name="Source_20_Text"># replace REPLACE_ME_OS/REPLACE_ME_ARCH with values as noted below</text:span></text:p>
      <text:p text:style-name="P21"><text:span text:style-name="Source_20_Text"><text:span text:style-name="T2">wget https://cli-assets.heroku.com/heroku-cli/channels/stable/heroku-cli-REPLACEME_OS-REPLACE_ME_ARCH.tar.gz -O heroku.tar.gz</text:span></text:span></text:p>
      <text:p text:style-name="P21"><text:span text:style-name="Source_20_Text"><text:span text:style-name="T3">$ </text:span></text:span><text:span text:style-name="Source_20_Text"><text:span text:style-name="T2">tar -xvzf heroku.tar.gz</text:span></text:span></text:p>
      <text:p text:style-name="P21"><text:span text:style-name="Source_20_Text"><text:span text:style-name="T3">$ </text:span></text:span><text:span text:style-name="Source_20_Text"><text:span text:style-name="T2">mkdir -p /usr/local/lib /usr/local/bin</text:span></text:span></text:p>
      <text:p text:style-name="P21"><text:span text:style-name="Source_20_Text"><text:span text:style-name="T3">$ </text:span></text:span><text:span text:style-name="Source_20_Text"><text:span text:style-name="T2">mv heroku-cli-v6.x.x-darwin-64 /usr/local/lib/heroku</text:span></text:span></text:p>
      <text:p text:style-name="P21"><text:span text:style-name="Source_20_Text"><text:span text:style-name="T3">$ </text:span></text:span><text:span text:style-name="Source_20_Text"><text:span text:style-name="T2">ln -s /usr/local/lib/heroku/bin/heroku /usr/local/bin/heroku</text:span></text:span></text:p>
      <text:p text:style-name="Text_20_body">Where REPLACE_ME_OS is one of “linux”, “darwin”, “win32” and REPLACE_ME_ARCH is one of “x64”, “x86”, or “arm” You also must replace “6.x.x” with the actual version.</text:p>
      <text:h text:style-name="Heading_20_3" text:outline-level="3"><text:bookmark text:name="npm"/><text:a xlink:type="simple" xlink:href="https://devcenter.heroku.com/articles/heroku-cli#npm" text:style-name="Internet_20_link" text:visited-style-name="Visited_20_Internet_20_Link">Npm</text:a></text:h>
      <text:p text:style-name="Text_20_body"/>
      <text:p text:style-name="Text_20_body">The CLI is built with Node.js and is installable via <text:span text:style-name="Source_20_Text">npm</text:span>. This is a manual install method that can be used in environments where autoupdating is not ideal or where Heroku does not offer a prebuilt Node.js binary.</text:p>
      <text:p text:style-name="Text_20_body">It’s strongly recommended to use one of the other installation methods if possible. This installation method does not autoupdate and requires you to use your system’s version of Node.js, which may be older than the version Heroku develops the CLI against. Heroku uses very current releases of Node.js and does not back-support older versions. If you use any of the other installation methods the proper version of Node.js is already included, and it doesn’t conflict with any other version on your system.</text:p>
      <text:p text:style-name="Text_20_body"><text:soft-page-break/>This installation method is required for users on ARM, BSD, and Arch Linux. You must have <text:span text:style-name="Source_20_Text">node</text:span> and <text:span text:style-name="Source_20_Text">npm</text:span> installed already.</text:p>
      <text:p text:style-name="P21"><text:span text:style-name="Source_20_Text"><text:span text:style-name="T4">$ </text:span></text:span><text:span text:style-name="Source_20_Text">npm install -g heroku-cli</text:span></text:p>
      <text:h text:style-name="Heading_20_2" text:outline-level="2"><text:bookmark text:name="verifying-your-installation"/><text:a xlink:type="simple" xlink:href="https://devcenter.heroku.com/articles/heroku-cli#verifying-your-installation" text:style-name="Internet_20_link" text:visited-style-name="Visited_20_Internet_20_Link">Verifying your installation</text:a></text:h>
      <text:p text:style-name="Text_20_body"/>
      <text:p text:style-name="Text_20_body">To verify your CLI installation, use the <text:span text:style-name="Source_20_Text">heroku --version</text:span> command:</text:p>
      <text:p text:style-name="Preformatted_20_Text"><text:span text:style-name="Source_20_Text"><text:span text:style-name="T3">$ </text:span></text:span><text:span text:style-name="Source_20_Text"><text:span text:style-name="T2">heroku --version</text:span></text:span></text:p>
      <text:p text:style-name="P21"><text:span text:style-name="Source_20_Text"><text:span text:style-name="T3">$ </text:span></text:span><text:span text:style-name="Source_20_Text"><text:span text:style-name="T2">heroku-cli/6.0.0-010a227 (darwin-x64) node-v8.0.0</text:span></text:span></text:p>
      <text:p text:style-name="Text_20_body">You should see <text:span text:style-name="Source_20_Text">heroku-cli/x.y.z</text:span> in the output. If you don’t, but you have installed the Heroku CLI, it’s possible you have an old <text:span text:style-name="Source_20_Text">heroku</text:span> gem on your system. Uninstall it with <text:a xlink:type="simple" xlink:href="https://devcenter.heroku.com/articles/heroku-cli#uninstalling-the-legacy-heroku-gem" text:style-name="Internet_20_link" text:visited-style-name="Visited_20_Internet_20_Link">these instructions</text:a>.</text:p>
      <text:h text:style-name="Heading_20_2" text:outline-level="2"><text:bookmark text:name="getting-started"/><text:a xlink:type="simple" xlink:href="https://devcenter.heroku.com/articles/heroku-cli#getting-started" text:style-name="Internet_20_link" text:visited-style-name="Visited_20_Internet_20_Link">Getting started</text:a></text:h>
      <text:p text:style-name="Text_20_body">After you install the CLI, run the <text:span text:style-name="Source_20_Text">heroku login</text:span> command to log in with your Heroku account credentials:</text:p>
      <text:p text:style-name="Preformatted_20_Text"><text:span text:style-name="Source_20_Text">heroku login</text:span></text:p>
      <text:p text:style-name="Preformatted_20_Text"><text:span text:style-name="Source_20_Text">Enter your Heroku credentials.</text:span></text:p>
      <text:p text:style-name="Preformatted_20_Text"><text:span text:style-name="Source_20_Text">Email: adam@example.com</text:span></text:p>
      <text:p text:style-name="Preformatted_20_Text"><text:span text:style-name="Source_20_Text">Password (typing will be hidden):</text:span></text:p>
      <text:p text:style-name="P21"><text:span text:style-name="Source_20_Text">Authentication successful.</text:span></text:p>
      <text:p text:style-name="Text_20_body">The CLI saves your email address and an API token to <text:span text:style-name="Source_20_Text">~/.netrc</text:span> for future use. For more information, see <text:a xlink:type="simple" xlink:href="https://devcenter.heroku.com/articles/authentication" text:style-name="Internet_20_link" text:visited-style-name="Visited_20_Internet_20_Link">Heroku CLI Authentication</text:a>.</text:p>
      <text:p text:style-name="Text_20_body">Now you’re ready to create your first Heroku app:</text:p>
      <text:p text:style-name="P21"><text:span text:style-name="Source_20_Text"><text:span text:style-name="T3">$ </text:span></text:span><text:span text:style-name="Source_20_Text"><text:span text:style-name="T2">cd ~/myapp</text:span></text:span></text:p>
      <text:p text:style-name="Preformatted_20_Text"><text:span text:style-name="Source_20_Text"><text:span text:style-name="T2">heroku create</text:span></text:span></text:p>
      <text:p text:style-name="Preformatted_20_Text"><text:span text:style-name="Source_20_Text"><text:span text:style-name="T2">Creating app... done, ⬢ sleepy-meadow-81798</text:span></text:span></text:p>
      <text:p text:style-name="P21"><text:span text:style-name="Source_20_Text"><text:span text:style-name="T2">https://sleepy-meadow-81798.herokuapp.com/ | https://git.heroku.com/sleepy-meadow-81798.git</text:span></text:span></text:p>
      <text:p text:style-name="Text_20_body">Check out your preferred language’s <text:a xlink:type="simple" xlink:href="https://devcenter.heroku.com/start" text:style-name="Internet_20_link" text:visited-style-name="Visited_20_Internet_20_Link">getting started guide</text:a> for a comprehensive introduction to deploying your first app.</text:p>
      <text:h text:style-name="Heading_20_2" text:outline-level="2"><text:bookmark text:name="staying-up-to-date"/><text:a xlink:type="simple" xlink:href="https://devcenter.heroku.com/articles/heroku-cli#staying-up-to-date" text:style-name="Internet_20_link" text:visited-style-name="Visited_20_Internet_20_Link">Staying up to date</text:a></text:h>
      <text:p text:style-name="Text_20_body"/>
      <text:p text:style-name="Text_20_body">The Heroku CLI keeps itself and its plugins (except linked plugins) up to date automatically, <text:span text:style-name="Emphasis">unless</text:span> you installed the Debian/Ubuntu package or used <text:span text:style-name="Source_20_Text">npm install</text:span>.</text:p>
      <text:p text:style-name="Text_20_body"><text:soft-page-break/>When you run a <text:span text:style-name="Source_20_Text">heroku</text:span> command, a background process checks for the latest available version of the CLI. If a new version is found, it’s downloaded and stored in <text:span text:style-name="Source_20_Text">~/.local/share/heroku/client</text:span>. This background check happens at most once every 4 hours.</text:p>
      <text:p text:style-name="Text_20_body">The <text:span text:style-name="Source_20_Text">heroku</text:span> binary checks for an up-to-date client in <text:span text:style-name="Source_20_Text">~/.local/share/heroku/client</text:span> before using the originally installed client.</text:p>
      <text:p text:style-name="Text_20_body"/>
      <text:h text:style-name="Heading_20_3" text:outline-level="3"><text:bookmark text:name="latest-release-shas"/><text:a xlink:type="simple" xlink:href="https://devcenter.heroku.com/articles/heroku-cli#latest-release-shas" text:style-name="Internet_20_link" text:visited-style-name="Visited_20_Internet_20_Link">Latest release SHAs</text:a></text:h>
      <text:h text:style-name="Heading_20_4" text:outline-level="4"><text:bookmark text:name="darwin"/><text:a xlink:type="simple" xlink:href="https://devcenter.heroku.com/articles/heroku-cli#darwin" text:style-name="Internet_20_link" text:visited-style-name="Visited_20_Internet_20_Link">Darwin</text:a></text:h>
      <text:p text:style-name="Text_20_body"/>
      <text:list xml:id="list791601834860743129" text:style-name="L2">
        <text:list-item>
          <text:p text:style-name="P3"><text:a xlink:type="simple" xlink:href="https://cli-assets.heroku.com/heroku-cli/channels/stable/darwin-x64" text:style-name="Internet_20_link" text:visited-style-name="Visited_20_Internet_20_Link">x64</text:a> </text:p>
        </text:list-item>
      </text:list>
      <text:h text:style-name="Heading_20_4" text:outline-level="4"><text:bookmark text:name="latest-release-shas-linux"/><text:a xlink:type="simple" xlink:href="https://devcenter.heroku.com/articles/heroku-cli#latest-release-shas-linux" text:style-name="Internet_20_link" text:visited-style-name="Visited_20_Internet_20_Link">Linux</text:a></text:h>
      <text:list xml:id="list6978415793079115673" text:style-name="L3">
        <text:list-item>
          <text:p text:style-name="P15"><text:a xlink:type="simple" xlink:href="https://cli-assets.heroku.com/heroku-cli/channels/stable/linux-arm" text:style-name="Internet_20_link" text:visited-style-name="Visited_20_Internet_20_Link">arm</text:a> </text:p>
        </text:list-item>
        <text:list-item>
          <text:p text:style-name="P15"><text:a xlink:type="simple" xlink:href="https://cli-assets.heroku.com/heroku-cli/channels/stable/linux-x64" text:style-name="Internet_20_link" text:visited-style-name="Visited_20_Internet_20_Link">x64</text:a> </text:p>
        </text:list-item>
        <text:list-item>
          <text:p text:style-name="P4"><text:a xlink:type="simple" xlink:href="https://cli-assets.heroku.com/heroku-cli/channels/stable/linux-x86" text:style-name="Internet_20_link" text:visited-style-name="Visited_20_Internet_20_Link">x86</text:a> </text:p>
        </text:list-item>
      </text:list>
      <text:h text:style-name="Heading_20_4" text:outline-level="4"><text:bookmark text:name="latest-release-shas-windows"/><text:a xlink:type="simple" xlink:href="https://devcenter.heroku.com/articles/heroku-cli#latest-release-shas-windows" text:style-name="Internet_20_link" text:visited-style-name="Visited_20_Internet_20_Link">Windows</text:a></text:h>
      <text:list xml:id="list587433153747822663" text:style-name="L4">
        <text:list-item>
          <text:p text:style-name="P16"><text:a xlink:type="simple" xlink:href="https://cli-assets.heroku.com/heroku-cli/channels/stable/win32-x64" text:style-name="Internet_20_link" text:visited-style-name="Visited_20_Internet_20_Link">x64</text:a> </text:p>
        </text:list-item>
        <text:list-item>
          <text:p text:style-name="P5"><text:a xlink:type="simple" xlink:href="https://cli-assets.heroku.com/heroku-cli/channels/stable/win32-x86" text:style-name="Internet_20_link" text:visited-style-name="Visited_20_Internet_20_Link">x86</text:a> </text:p>
        </text:list-item>
      </text:list>
      <text:h text:style-name="Heading_20_2" text:outline-level="2"><text:bookmark text:name="cli-architecture"/><text:a xlink:type="simple" xlink:href="https://devcenter.heroku.com/articles/heroku-cli#cli-architecture" text:style-name="Internet_20_link" text:visited-style-name="Visited_20_Internet_20_Link">CLI architecture</text:a></text:h>
      <text:p text:style-name="Text_20_body"/>
      <text:p text:style-name="Text_20_body">The Heroku CLI is built with the Open CLI Framework <text:span text:style-name="T2">(</text:span><text:a xlink:type="simple" xlink:href="https://oclif.io/" text:style-name="Internet_20_link" text:visited-style-name="Visited_20_Internet_20_Link"><text:span text:style-name="T2">oclif</text:span></text:a>), developed within Heroku / Salesforce. oclif is available as a framework for any developer to build a large or a small CLI. The framework includes a CLI generator, automated documentation creation, and testing infrastructure.</text:p>
      <text:p text:style-name="Text_20_body">The code for the Heroku CLI is also <text:a xlink:type="simple" xlink:href="https://github.com/heroku/cli" text:style-name="Internet_20_link" text:visited-style-name="Visited_20_Internet_20_Link"><text:span text:style-name="T2">open source</text:span></text:a>. It does <text:span text:style-name="Emphasis">not</text:span> require Node.js or any other dependencies to run. Unless you install the Debian/Ubuntu package or use <text:span text:style-name="Source_20_Text">npm install</text:span>, the CLI contains its own Node.js binary that does not conflict with other applications.</text:p>
      <text:h text:style-name="Heading_20_2" text:outline-level="2"><text:bookmark text:name="troubleshooting"/><text:a xlink:type="simple" xlink:href="https://devcenter.heroku.com/articles/heroku-cli#troubleshooting" text:style-name="Internet_20_link" text:visited-style-name="Visited_20_Internet_20_Link">Troubleshooting</text:a></text:h>
      <text:p text:style-name="Text_20_body"/>
      <text:p text:style-name="Text_20_body">If you’re having issues with the CLI, first ensure that you’re using the <text:a xlink:type="simple" xlink:href="http://cli-assets.heroku.com/heroku-cli/channels/stable/version" text:style-name="Internet_20_link" text:visited-style-name="Visited_20_Internet_20_Link">latest version</text:a>. If you’re not, try updating with <text:span text:style-name="Source_20_Text">heroku update</text:span>.</text:p>
      <text:p text:style-name="Text_20_body">Not all methods of installation support <text:span text:style-name="Source_20_Text">heroku update</text:span>.</text:p>
      <text:list xml:id="list2428303301981801193" text:style-name="L5">
        <text:list-item>
          <text:p text:style-name="P17"><text:soft-page-break/><text:span text:style-name="T2">If you installed the CLI with </text:span><text:span text:style-name="Source_20_Text"><text:span text:style-name="T2">apt</text:span></text:span><text:span text:style-name="T2">, you need to use </text:span><text:span text:style-name="Source_20_Text"><text:span text:style-name="T2">sudo apt-get update &amp;&amp; sudo apt-get upgrade heroku</text:span></text:span><text:span text:style-name="T2"> instead. </text:span></text:p>
        </text:list-item>
        <text:list-item>
          <text:p text:style-name="P6"><text:span text:style-name="T2">If you installed the CLI with </text:span><text:span text:style-name="Source_20_Text"><text:span text:style-name="T2">npm</text:span></text:span><text:span text:style-name="T2"> or </text:span><text:span text:style-name="Source_20_Text"><text:span text:style-name="T2">yarn</text:span></text:span><text:span text:style-name="T2">, you need to use </text:span><text:span text:style-name="Source_20_Text"><text:span text:style-name="T2">npm upgrade -g heroku-cli</text:span></text:span><text:span text:style-name="T2"> or </text:span><text:span text:style-name="Source_20_Text"><text:span text:style-name="T2">yarn global upgrade heroku-cli</text:span></text:span><text:span text:style-name="T2"> instead. </text:span></text:p>
        </text:list-item>
        <text:list-item>
          <text:p text:style-name="P6"><text:span text:style-name="T2"/></text:p>
        </text:list-item>
      </text:list>
      <text:p text:style-name="Text_20_body">If the CLI fails to update, try uninstalling it with the <text:a xlink:type="simple" xlink:href="https://devcenter.heroku.com/articles/heroku-cli#uninstalling-the-heroku-cli" text:style-name="Internet_20_link" text:visited-style-name="Visited_20_Internet_20_Link"><text:span text:style-name="T2">instructions</text:span></text:a><text:a xlink:type="simple" xlink:href="https://devcenter.heroku.com/articles/heroku-cli#uninstalling-the-heroku-cli" text:style-name="Internet_20_link" text:visited-style-name="Visited_20_Internet_20_Link"> </text:a><text:a xlink:type="simple" xlink:href="https://devcenter.heroku.com/articles/heroku-cli#uninstalling-the-heroku-cli" text:style-name="Internet_20_link" text:visited-style-name="Visited_20_Internet_20_Link"><text:span text:style-name="T2">below</text:span></text:a>, then reinstalling it. Ensure that you don’t have the legacy Heroku Toolbelt or Heroku Ruby gem installed by using <text:span text:style-name="Source_20_Text">which heroku</text:span> or <text:span text:style-name="Source_20_Text">where heroku</text:span> (on Windows) to confirm what the <text:span text:style-name="Source_20_Text">heroku</text:span> command points to. You might need to modify your <text:span text:style-name="Source_20_Text">PATH</text:span> to include <text:span text:style-name="Source_20_Text">/usr/local/bin/heroku</text:span> (for most installations).</text:p>
      <text:p text:style-name="Text_20_body">If you’re still encountering an issue, you can set the following debugging environment variables to help diagnose it:</text:p>
      <text:p text:style-name="Text_20_body"/>
      <table:table table:name="Table1" table:style-name="Table1">
        <table:table-column table:style-name="Table1.A"/>
        <table:table-column table:style-name="Table1.B"/>
        <table:table-header-rows>
          <table:table-row>
            <table:table-cell table:style-name="Table1.A1" office:value-type="string">
              <text:p text:style-name="P23">Environment Variable</text:p>
            </table:table-cell>
            <table:table-cell table:style-name="Table1.A1" office:value-type="string">
              <text:p text:style-name="P23">Description</text:p>
            </table:table-cell>
          </table:table-row>
        </table:table-header-rows>
        <table:table-row>
          <table:table-cell table:style-name="Table1.A1" office:value-type="string">
            <text:p text:style-name="Table_20_Contents"><text:span text:style-name="Source_20_Text">HEROKU_DEBUG=1</text:span></text:p>
          </table:table-cell>
          <table:table-cell table:style-name="Table1.A1" office:value-type="string">
            <text:p text:style-name="Table_20_Contents">Shows debugging information mostly related to Heroku API interactions</text:p>
          </table:table-cell>
        </table:table-row>
        <table:table-row>
          <table:table-cell table:style-name="Table1.A1" office:value-type="string">
            <text:p text:style-name="Table_20_Contents"><text:span text:style-name="Source_20_Text">HEROKU_DEBUG=2</text:span></text:p>
          </table:table-cell>
          <table:table-cell table:style-name="Table1.A1" office:value-type="string">
            <text:p text:style-name="Table_20_Contents">Same as above but adds HTTP headers (only for “v6” commands)</text:p>
          </table:table-cell>
        </table:table-row>
        <table:table-row>
          <table:table-cell table:style-name="Table1.A1" office:value-type="string">
            <text:p text:style-name="Table_20_Contents"><text:span text:style-name="Source_20_Text">HEROKU_DEBUG_HEADERS=1</text:span></text:p>
          </table:table-cell>
          <table:table-cell table:style-name="Table1.A1" office:value-type="string">
            <text:p text:style-name="Table_20_Contents">Alongside <text:span text:style-name="Source_20_Text">HEROKU_DEBUG=1</text:span>, shows HTTP headers</text:p>
          </table:table-cell>
        </table:table-row>
        <table:table-row>
          <table:table-cell table:style-name="Table1.A1" office:value-type="string">
            <text:p text:style-name="Table_20_Contents"><text:span text:style-name="Source_20_Text">DEBUG=*</text:span></text:p>
          </table:table-cell>
          <table:table-cell table:style-name="Table1.A1" office:value-type="string">
            <text:p text:style-name="Table_20_Contents">Shows very verbose debugging information</text:p>
          </table:table-cell>
        </table:table-row>
      </table:table>
      <text:p text:style-name="Text_20_body"/>
      <text:p text:style-name="Text_20_body">You can also check the CLI’s error logfile, which is stored at one of the following locations depending on your operating system:</text:p>
      <text:p text:style-name="Text_20_body"/>
      <table:table table:name="Table2" table:style-name="Table2">
        <table:table-column table:style-name="Table2.A"/>
        <table:table-column table:style-name="Table2.B"/>
        <table:table-header-rows>
          <table:table-row>
            <table:table-cell table:style-name="Table2.A1" office:value-type="string">
              <text:p text:style-name="P23">OS</text:p>
            </table:table-cell>
            <table:table-cell table:style-name="Table2.A1" office:value-type="string">
              <text:p text:style-name="P23">Location</text:p>
            </table:table-cell>
          </table:table-row>
        </table:table-header-rows>
        <table:table-row>
          <table:table-cell table:style-name="Table2.A1" office:value-type="string">
            <text:p text:style-name="Table_20_Contents">MacOS</text:p>
          </table:table-cell>
          <table:table-cell table:style-name="Table2.A1" office:value-type="string">
            <text:p text:style-name="Table_20_Contents"><text:span text:style-name="Source_20_Text"><text:s/>~/Library/Caches/heroku/error.log</text:span></text:p>
          </table:table-cell>
        </table:table-row>
        <table:table-row>
          <table:table-cell table:style-name="Table2.A1" office:value-type="string">
            <text:p text:style-name="Table_20_Contents">Windows</text:p>
          </table:table-cell>
          <table:table-cell table:style-name="Table2.A1" office:value-type="string">
            <text:p text:style-name="Table_20_Contents"><text:span text:style-name="Source_20_Text"><text:s/>%LOCALAPPDATA%\heroku\error.log</text:span></text:p>
          </table:table-cell>
        </table:table-row>
        <table:table-row>
          <table:table-cell table:style-name="Table2.A1" office:value-type="string">
            <text:p text:style-name="Table_20_Contents">Linux/Other</text:p>
          </table:table-cell>
          <table:table-cell table:style-name="Table2.A1" office:value-type="string">
            <text:p text:style-name="Table_20_Contents"><text:span text:style-name="Source_20_Text"><text:s/>~/.cache/heroku/error.log</text:span> (or <text:span text:style-name="Source_20_Text">XDG_CACHE_HOME</text:span> if set)</text:p>
          </table:table-cell>
        </table:table-row>
      </table:table>
      <text:p text:style-name="Text_20_body"/>
      <text:p text:style-name="Text_20_body">If you continue to have problems and the CLI is up to date, or if updating fails for other reasons, you can reset the CLI by deleting its user directories. These directories are replaced automatically and you will not be logged out, but you <text:span text:style-name="Emphasis">will</text:span> lose any installed plugins.</text:p>
      <text:p text:style-name="Text_20_body">First, run <text:span text:style-name="Source_20_Text">heroku plugins</text:span> to list your installed plugins so you can make sure to reinstall them.</text:p>
      <text:p text:style-name="Text_20_body">Then, delete the following directories:</text:p>
      <text:p text:style-name="Text_20_body">Windows:</text:p>
      <text:list xml:id="list3131347824398391449" text:style-name="L6">
        <text:list-item>
          <text:p text:style-name="P7"><text:soft-page-break/><text:span text:style-name="Source_20_Text"><text:span text:style-name="T2">%LOCALAPPDATA%\heroku</text:span></text:span><text:span text:style-name="T2"> </text:span></text:p>
        </text:list-item>
      </text:list>
      <text:p text:style-name="P10">MacOS/Linux/Other:</text:p>
      <text:list xml:id="list404701433040383038" text:style-name="L7">
        <text:list-item>
          <text:p text:style-name="P18"><text:span text:style-name="Source_20_Text">~/.local/share/heroku</text:span> (or <text:span text:style-name="Source_20_Text">XDG_DATA_HOME</text:span> if set) </text:p>
        </text:list-item>
        <text:list-item>
          <text:p text:style-name="P18">Either <text:span text:style-name="Source_20_Text">~/Library/Caches/heroku</text:span> on MacOS, or <text:span text:style-name="Source_20_Text">~/.cache/heroku</text:span> on Linux/Other (or <text:span text:style-name="Source_20_Text">XDG_CACHE_HOME</text:span> if set) </text:p>
        </text:list-item>
        <text:list-item>
          <text:p text:style-name="P8"><text:span text:style-name="Source_20_Text">~/.config/heroku</text:span>(or <text:span text:style-name="Source_20_Text">XDG_CONFIG_HOME</text:span> if set) </text:p>
        </text:list-item>
      </text:list>
      <text:h text:style-name="Heading_20_3" text:outline-level="3"><text:bookmark text:name="login-issues"/><text:a xlink:type="simple" xlink:href="https://devcenter.heroku.com/articles/heroku-cli#login-issues" text:style-name="Internet_20_link" text:visited-style-name="Visited_20_Internet_20_Link">Login issues</text:a></text:h>
      <text:p text:style-name="Text_20_body"/>
      <text:p text:style-name="Text_20_body">If you are experiencing issues with logging in, try moving your <text:span text:style-name="Source_20_Text">.netrc</text:span> file. This is where the CLI stores credentials:</text:p>
      <text:p text:style-name="P21"><text:span text:style-name="Source_20_Text"><text:span text:style-name="T3">$ </text:span></text:span><text:span text:style-name="Source_20_Text"><text:span text:style-name="T2">mv ~/.netrc ~/.netrc.backup</text:span></text:span></text:p>
      <text:p text:style-name="P21"><text:span text:style-name="Source_20_Text"><text:span text:style-name="T3">$ </text:span></text:span><text:span text:style-name="Source_20_Text"><text:span text:style-name="T2">heroku login</text:span></text:span></text:p>
      <text:p text:style-name="Text_20_body">On Windows, the file is named <text:span text:style-name="Source_20_Text">_netrc</text:span>.</text:p>
      <text:h text:style-name="Heading_20_3" text:outline-level="3"><text:bookmark text:name="homebrew-specific-issues"/><text:a xlink:type="simple" xlink:href="https://devcenter.heroku.com/articles/heroku-cli#homebrew-specific-issues" text:style-name="Internet_20_link" text:visited-style-name="Visited_20_Internet_20_Link">Homebrew-specific issues</text:a></text:h>
      <text:p text:style-name="Text_20_body"/>
      <text:p text:style-name="Text_20_body">If you get legacy warnings even though you installed the latest homebrew version of heroku, this is happening because the binary <text:span text:style-name="Source_20_Text">heroku</text:span> command in your <text:span text:style-name="Source_20_Text">PATH</text:span> environment variable is not pointing to the version that brew installed.</text:p>
      <text:p text:style-name="Text_20_body">First, run <text:span text:style-name="Source_20_Text">which heroku</text:span> to see what binary <text:span text:style-name="Source_20_Text">heroku</text:span> is pointing to. If it is not <text:span text:style-name="Source_20_Text">/usr/local/bin/heroku</text:span>, you need to either delete the binary it is pointing to, or make <text:span text:style-name="Source_20_Text">/usr/local/bin/</text:span> higher up in your <text:span text:style-name="Source_20_Text">PATH</text:span> environment variable by modifying your <text:span text:style-name="Source_20_Text">~/.bashrc</text:span> file or equivalent.</text:p>
      <text:p text:style-name="Text_20_body">Next, run <text:span text:style-name="Source_20_Text">brew link --overwrite heroku</text:span> to make sure that <text:span text:style-name="Source_20_Text">/usr/local/bin/heroku</text:span> is pointing to the new CLI. If you continue to have trouble, run <text:span text:style-name="Source_20_Text">brew doctor</text:span> which should point out any issues with your system.</text:p>
      <text:h text:style-name="Heading_20_2" text:outline-level="2"><text:bookmark text:name="uninstalling-the-heroku-cli"/><text:a xlink:type="simple" xlink:href="https://devcenter.heroku.com/articles/heroku-cli#uninstalling-the-heroku-cli" text:style-name="Internet_20_link" text:visited-style-name="Visited_20_Internet_20_Link">Uninstalling the Heroku CLI</text:a></text:h>
      <text:p text:style-name="Text_20_body">Note that this also deletes all CLI plugins.</text:p>
      <text:h text:style-name="Heading_20_3" text:outline-level="3"><text:bookmark text:name="macos"/><text:a xlink:type="simple" xlink:href="https://devcenter.heroku.com/articles/heroku-cli#macos" text:style-name="Internet_20_link" text:visited-style-name="Visited_20_Internet_20_Link">MacOS</text:a></text:h>
      <text:p text:style-name="Text_20_body">On MacOS, you can uninstall the CLI by typing:</text:p>
      <text:p text:style-name="P21"><text:span text:style-name="Source_20_Text"><text:span text:style-name="T2"><text:s/></text:span></text:span><text:span text:style-name="Source_20_Text"><text:span text:style-name="T3">$ </text:span></text:span><text:span text:style-name="Source_20_Text"><text:span text:style-name="T2">rm -rf /usr/local/heroku</text:span></text:span></text:p>
      <text:p text:style-name="P21"><text:soft-page-break/><text:span text:style-name="Source_20_Text"><text:span text:style-name="T3">$ </text:span></text:span><text:span text:style-name="Source_20_Text"><text:span text:style-name="T2">rm -rf ~/.local/share/heroku ~/.config/heroku ~/Library/Caches/heroku</text:span></text:span></text:p>
      <text:h text:style-name="Heading_20_4" text:outline-level="4"><text:bookmark text:name="homebrew"/><text:a xlink:type="simple" xlink:href="https://devcenter.heroku.com/articles/heroku-cli#homebrew" text:style-name="Internet_20_link" text:visited-style-name="Visited_20_Internet_20_Link">Homebrew</text:a></text:h>
      <text:p text:style-name="Text_20_body">If you installed the Heroku CLI using Homebrew, you can uninstall the CLI by typing:</text:p>
      <text:p text:style-name="P21"><text:span text:style-name="Source_20_Text"><text:span text:style-name="T2">brew uninstall heroku</text:span></text:span></text:p>
      <text:p text:style-name="P21"><text:span text:style-name="Source_20_Text"><text:span text:style-name="T3">$ </text:span></text:span><text:span text:style-name="Source_20_Text"><text:span text:style-name="T2">rm -rf ~/.local/share/heroku ~/.config/heroku ~/Library/Caches/heroku</text:span></text:span></text:p>
      <text:h text:style-name="Heading_20_3" text:outline-level="3"><text:bookmark text:name="uninstalling-the-heroku-cli-linux"/><text:a xlink:type="simple" xlink:href="https://devcenter.heroku.com/articles/heroku-cli#uninstalling-the-heroku-cli-linux" text:style-name="Internet_20_link" text:visited-style-name="Visited_20_Internet_20_Link">Linux</text:a></text:h>
      <text:h text:style-name="Heading_20_4" text:outline-level="4"><text:bookmark text:name="standalone-installs"/><text:a xlink:type="simple" xlink:href="https://devcenter.heroku.com/articles/heroku-cli#standalone-installs" text:style-name="Internet_20_link" text:visited-style-name="Visited_20_Internet_20_Link">Standalone installs</text:a></text:h>
      <text:p text:style-name="Text_20_body"/>
      <text:p text:style-name="Text_20_body">For standalone installs, you can uninstall the CLI by typing:</text:p>
      <text:p text:style-name="P21"><text:span text:style-name="Source_20_Text"><text:span text:style-name="T3">$ </text:span></text:span><text:span text:style-name="Source_20_Text"><text:span text:style-name="T2">rm /usr/local/bin/heroku</text:span></text:span></text:p>
      <text:p text:style-name="P21"><text:span text:style-name="Source_20_Text"><text:span text:style-name="T3">$ </text:span></text:span><text:span text:style-name="Source_20_Text"><text:span text:style-name="T2">rm -rf /usr/local/lib/heroku /usr/local/heroku</text:span></text:span></text:p>
      <text:p text:style-name="P21"><text:span text:style-name="Source_20_Text"><text:span text:style-name="T3">$ </text:span></text:span><text:span text:style-name="Source_20_Text"><text:span text:style-name="T2">rm -rf ~/.local/share/heroku ~/.config/heroku ~/.cache/heroku ~/.heroku</text:span></text:span></text:p>
      <text:h text:style-name="Heading_20_4" text:outline-level="4"><text:bookmark text:name="debian-and-ubuntu-installs"/><text:a xlink:type="simple" xlink:href="https://devcenter.heroku.com/articles/heroku-cli#debian-and-ubuntu-installs" text:style-name="Internet_20_link" text:visited-style-name="Visited_20_Internet_20_Link">Debian and Ubuntu installs</text:a></text:h>
      <text:p text:style-name="Text_20_body"/>
      <text:p text:style-name="Text_20_body">For Debian/Ubuntu, you can uninstall the CLI by typing:</text:p>
      <text:p text:style-name="P21"><text:span text:style-name="Source_20_Text"><text:span text:style-name="T3">$ </text:span></text:span><text:span text:style-name="Source_20_Text"><text:span text:style-name="T2">sudo apt-get remove heroku heroku-toolbelt</text:span></text:span></text:p>
      <text:p text:style-name="P21"><text:span text:style-name="Source_20_Text"><text:span text:style-name="T3">$ </text:span></text:span><text:span text:style-name="Source_20_Text"><text:span text:style-name="T2">sudo rm /etc/apt/sources.list.d/heroku.list</text:span></text:span></text:p>
      <text:p text:style-name="Text_20_body">If you have <text:span text:style-name="Source_20_Text">$XDG_DATA_HOME</text:span>, <text:span text:style-name="Source_20_Text">$XDG_CONFIG_HOME</text:span> and/or <text:span text:style-name="Source_20_Text">$XDG_CACHE_HOME</text:span> it will use those variables instead of <text:span text:style-name="Source_20_Text">~/.local/share</text:span>, <text:span text:style-name="Source_20_Text">~/.config/</text:span>, and <text:span text:style-name="Source_20_Text">~/.cache</text:span>, respectively.</text:p>
      <text:p text:style-name="Text_20_body">You can remove the release key by running these commands:</text:p>
      <text:p text:style-name="P21"><text:span text:style-name="Source_20_Text">sudo apt-key list</text:span></text:p>
      <text:p text:style-name="P21"><text:span text:style-name="Source_20_Text">sudo apt-key del KEYFROMABOVE</text:span></text:p>
      <text:h text:style-name="Heading_20_3" text:outline-level="3"><text:bookmark text:name="uninstalling-the-heroku-cli-windows"/><text:a xlink:type="simple" xlink:href="https://devcenter.heroku.com/articles/heroku-cli#uninstalling-the-heroku-cli-windows" text:style-name="Internet_20_link" text:visited-style-name="Visited_20_Internet_20_Link">Windows</text:a></text:h>
      <text:p text:style-name="Text_20_body">On Windows, to uninstall the Heroku CLI:</text:p>
      <text:list xml:id="list9215669569086818093" text:style-name="L8">
        <text:list-item>
          <text:p text:style-name="P19">Click <text:span text:style-name="Strong_20_Emphasis">Start</text:span> &gt; <text:span text:style-name="Strong_20_Emphasis">Control Panel</text:span> &gt; <text:span text:style-name="Strong_20_Emphasis">Programs</text:span> &gt; <text:span text:style-name="Strong_20_Emphasis">Programs and Features</text:span>. </text:p>
        </text:list-item>
        <text:list-item>
          <text:p text:style-name="P9">Select <text:span text:style-name="Strong_20_Emphasis">Heroku CLI</text:span>, and then click <text:span text:style-name="Strong_20_Emphasis">Uninstall</text:span>. (Note that the uninstaller is unsigned) </text:p>
        </text:list-item>
      </text:list>
      <text:p text:style-name="Text_20_body"><text:soft-page-break/>The Windows uninstaller is <text:span text:style-name="Emphasis">not</text:span> automatically updated alongside the CLI. If it’s been a while since you first installed the CLI and you’re attempting to uninstall it to fix an issue, you might first need to manually install the latest version of the CLI to obtain an up-to-date uninstaller.</text:p>
      <text:p text:style-name="Text_20_body">You should also delete the <text:span text:style-name="Source_20_Text">.config/heroku</text:span> directory inside your home directory.</text:p>
      <text:p text:style-name="Text_20_body">If this is unsuccessful, manually delete <text:span text:style-name="Source_20_Text">%LOCALAPPDATA%\heroku</text:span> along with the directory in Program Files.</text:p>
      <text:h text:style-name="Heading_20_3" text:outline-level="3"><text:bookmark text:name="uninstalling-the-legacy-heroku-gem"/><text:a xlink:type="simple" xlink:href="https://devcenter.heroku.com/articles/heroku-cli#uninstalling-the-legacy-heroku-gem" text:style-name="Internet_20_link" text:visited-style-name="Visited_20_Internet_20_Link">Uninstalling the legacy heroku gem</text:a></text:h>
      <text:p text:style-name="Text_20_body"/>
      <text:p text:style-name="Text_20_body">To find out where the executable is located, run <text:span text:style-name="Source_20_Text">which</text:span>.</text:p>
      <text:p text:style-name="Preformatted_20_Text"><text:span text:style-name="Source_20_Text">which heroku</text:span></text:p>
      <text:p text:style-name="P21"><text:span text:style-name="Source_20_Text"><text:span text:style-name="T2">/usr/local/heroku/bin/heroku</text:span></text:span></text:p>
      <text:p text:style-name="Text_20_body">The path to the <text:span text:style-name="Source_20_Text">heroku</text:span> command should not be a Ruby gem directory.</text:p>
      <text:p text:style-name="Text_20_body">If it is, uninstall it and any other <text:span text:style-name="Source_20_Text">heroku</text:span> gems:</text:p>
      <text:p text:style-name="P21"><text:span text:style-name="Source_20_Text"><text:span text:style-name="T3">$ </text:span></text:span><text:span text:style-name="Source_20_Text"><text:span text:style-name="T2">gem uninstall heroku –all</text:span></text:span></text:p>
      <text:p text:style-name="P21"><text:span text:style-name="Source_20_Text"><text:span text:style-name="T2"/></text:span></text:p>
      <text:p text:style-name="P22"><text:span text:style-name="Source_20_Text"><text:span text:style-name="T6">By </text:span></text:span><text:span text:style-name="Source_20_Text"><text:span text:style-name="T8">Mudambi Richards <text:s/>1</text:span></text:span><text:span text:style-name="Source_20_Text"><text:span text:style-name="T9">st</text:span></text:span><text:span text:style-name="Source_20_Text"><text:span text:style-name="T8"> edition 2018.</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22:25:26.356241148</meta:creation-date>
    <dc:date>2018-04-13T23:40:16.518406928</dc:date>
    <meta:editing-duration>PT4M15S</meta:editing-duration>
    <meta:editing-cycles>4</meta:editing-cycles>
    <meta:generator>LibreOffice/5.1.6.2$Linux_X86_64 LibreOffice_project/10m0$Build-2</meta:generator>
    <meta:document-statistic meta:table-count="2" meta:image-count="0" meta:object-count="0" meta:page-count="8" meta:paragraph-count="162" meta:word-count="1560" meta:character-count="10220" meta:non-whitespace-character-count="8828"/>
  </office:meta>
</office:document-meta>
</file>